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epoch</text:p>
          </table:table-cell>
          <table:table-cell office:value-type="string" table:style-name="ce2">
            <text:p>train_loss</text:p>
          </table:table-cell>
          <table:table-cell office:value-type="string" table:style-name="ce2">
            <text:p>valid_loss</text:p>
          </table:table-cell>
          <table:table-cell office:value-type="string" table:style-name="ce2">
            <text:p>accuracy</text:p>
          </table:table-cell>
          <table:table-cell office:value-type="string" table:style-name="ce2">
            <text:p>precision</text:p>
          </table:table-cell>
          <table:table-cell office:value-type="string" table:style-name="ce2">
            <text:p>recall</text:p>
          </table:table-cell>
          <table:table-cell office:value-type="string" table:style-name="ce2">
            <text:p>f_beta</text:p>
          </table:table-cell>
          <table:table-cell office:value-type="string" table:style-name="ce2">
            <text:p>error_rate</text:p>
          </table:table-cell>
          <table:table-cell office:value-type="string" table:style-name="ce2">
            <text:p>time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55441499999999999" table:style-name="ce3">
            <text:p>0.554415</text:p>
          </table:table-cell>
          <table:table-cell office:value-type="float" office:value="0.47922999999999999" table:style-name="ce3">
            <text:p>0.47923</text:p>
          </table:table-cell>
          <table:table-cell office:value-type="float" office:value="0.82352899999999996" table:style-name="ce3">
            <text:p>0.823529</text:p>
          </table:table-cell>
          <table:table-cell office:value-type="float" office:value="0.82352899999999996" table:style-name="ce3">
            <text:p>0.823529</text:p>
          </table:table-cell>
          <table:table-cell office:value-type="float" office:value="0.82352899999999996" table:style-name="ce3">
            <text:p>0.823529</text:p>
          </table:table-cell>
          <table:table-cell office:value-type="float" office:value="0.82352899999999996" table:style-name="ce3">
            <text:p>0.823529</text:p>
          </table:table-cell>
          <table:table-cell office:value-type="float" office:value="0.17647099999999999" table:style-name="ce3">
            <text:p>0.176471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62294499999999997" table:style-name="ce3">
            <text:p>0.622945</text:p>
          </table:table-cell>
          <table:table-cell office:value-type="float" office:value="0.48311799999999999" table:style-name="ce3">
            <text:p>0.483118</text:p>
          </table:table-cell>
          <table:table-cell office:value-type="float" office:value="0.82126699999999997" table:style-name="ce3">
            <text:p>0.821267</text:p>
          </table:table-cell>
          <table:table-cell office:value-type="float" office:value="0.82126699999999997" table:style-name="ce3">
            <text:p>0.821267</text:p>
          </table:table-cell>
          <table:table-cell office:value-type="float" office:value="0.82126699999999997" table:style-name="ce3">
            <text:p>0.821267</text:p>
          </table:table-cell>
          <table:table-cell office:value-type="float" office:value="0.82126699999999997" table:style-name="ce3">
            <text:p>0.821267</text:p>
          </table:table-cell>
          <table:table-cell office:value-type="float" office:value="0.178733" table:style-name="ce3">
            <text:p>0.178733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72684099999999996" table:style-name="ce3">
            <text:p>0.726841</text:p>
          </table:table-cell>
          <table:table-cell office:value-type="float" office:value="0.60358400000000001" table:style-name="ce3">
            <text:p>0.603584</text:p>
          </table:table-cell>
          <table:table-cell office:value-type="float" office:value="0.77714899999999998" table:style-name="ce3">
            <text:p>0.777149</text:p>
          </table:table-cell>
          <table:table-cell office:value-type="float" office:value="0.77714899999999998" table:style-name="ce3">
            <text:p>0.777149</text:p>
          </table:table-cell>
          <table:table-cell office:value-type="float" office:value="0.77714899999999998" table:style-name="ce3">
            <text:p>0.777149</text:p>
          </table:table-cell>
          <table:table-cell office:value-type="float" office:value="0.77714899999999998" table:style-name="ce3">
            <text:p>0.777149</text:p>
          </table:table-cell>
          <table:table-cell office:value-type="float" office:value="0.22285099999999999" table:style-name="ce3">
            <text:p>0.222851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743672" table:style-name="ce3">
            <text:p>0.743672</text:p>
          </table:table-cell>
          <table:table-cell office:value-type="float" office:value="0.572237" table:style-name="ce3">
            <text:p>0.572237</text:p>
          </table:table-cell>
          <table:table-cell office:value-type="float" office:value="0.79524899999999998" table:style-name="ce3">
            <text:p>0.795249</text:p>
          </table:table-cell>
          <table:table-cell office:value-type="float" office:value="0.79524899999999998" table:style-name="ce3">
            <text:p>0.795249</text:p>
          </table:table-cell>
          <table:table-cell office:value-type="float" office:value="0.79524899999999998" table:style-name="ce3">
            <text:p>0.795249</text:p>
          </table:table-cell>
          <table:table-cell office:value-type="float" office:value="0.79524899999999998" table:style-name="ce3">
            <text:p>0.795249</text:p>
          </table:table-cell>
          <table:table-cell office:value-type="float" office:value="0.20475099999999999" table:style-name="ce3">
            <text:p>0.204751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721132" table:style-name="ce3">
            <text:p>0.721132</text:p>
          </table:table-cell>
          <table:table-cell office:value-type="float" office:value="0.55509299999999995" table:style-name="ce3">
            <text:p>0.555093</text:p>
          </table:table-cell>
          <table:table-cell office:value-type="float" office:value="0.79411799999999999" table:style-name="ce3">
            <text:p>0.794118</text:p>
          </table:table-cell>
          <table:table-cell office:value-type="float" office:value="0.79411799999999999" table:style-name="ce3">
            <text:p>0.794118</text:p>
          </table:table-cell>
          <table:table-cell office:value-type="float" office:value="0.79411799999999999" table:style-name="ce3">
            <text:p>0.794118</text:p>
          </table:table-cell>
          <table:table-cell office:value-type="float" office:value="0.79411799999999999" table:style-name="ce3">
            <text:p>0.794118</text:p>
          </table:table-cell>
          <table:table-cell office:value-type="float" office:value="0.20588200000000001" table:style-name="ce3">
            <text:p>0.205882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.63707499999999995" table:style-name="ce3">
            <text:p>0.637075</text:p>
          </table:table-cell>
          <table:table-cell office:value-type="float" office:value="0.50114099999999995" table:style-name="ce3">
            <text:p>0.501141</text:p>
          </table:table-cell>
          <table:table-cell office:value-type="float" office:value="0.81334799999999996" table:style-name="ce3">
            <text:p>0.813348</text:p>
          </table:table-cell>
          <table:table-cell office:value-type="float" office:value="0.81334799999999996" table:style-name="ce3">
            <text:p>0.813348</text:p>
          </table:table-cell>
          <table:table-cell office:value-type="float" office:value="0.81334899999999999" table:style-name="ce3">
            <text:p>0.813349</text:p>
          </table:table-cell>
          <table:table-cell office:value-type="float" office:value="0.81334899999999999" table:style-name="ce3">
            <text:p>0.813349</text:p>
          </table:table-cell>
          <table:table-cell office:value-type="float" office:value="0.18665200000000001" table:style-name="ce3">
            <text:p>0.186652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61622200000000005" table:style-name="ce3">
            <text:p>0.616222</text:p>
          </table:table-cell>
          <table:table-cell office:value-type="float" office:value="0.54897499999999999" table:style-name="ce3">
            <text:p>0.548975</text:p>
          </table:table-cell>
          <table:table-cell office:value-type="float" office:value="0.78506799999999999" table:style-name="ce3">
            <text:p>0.785068</text:p>
          </table:table-cell>
          <table:table-cell office:value-type="float" office:value="0.78506799999999999" table:style-name="ce3">
            <text:p>0.785068</text:p>
          </table:table-cell>
          <table:table-cell office:value-type="float" office:value="0.78506799999999999" table:style-name="ce3">
            <text:p>0.785068</text:p>
          </table:table-cell>
          <table:table-cell office:value-type="float" office:value="0.78506799999999999" table:style-name="ce3">
            <text:p>0.785068</text:p>
          </table:table-cell>
          <table:table-cell office:value-type="float" office:value="0.21493200000000001" table:style-name="ce3">
            <text:p>0.214932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66452999999999995" table:style-name="ce3">
            <text:p>0.66453</text:p>
          </table:table-cell>
          <table:table-cell office:value-type="float" office:value="0.50837500000000002" table:style-name="ce3">
            <text:p>0.508375</text:p>
          </table:table-cell>
          <table:table-cell office:value-type="float" office:value="0.81787299999999996" table:style-name="ce3">
            <text:p>0.817873</text:p>
          </table:table-cell>
          <table:table-cell office:value-type="float" office:value="0.81787299999999996" table:style-name="ce3">
            <text:p>0.817873</text:p>
          </table:table-cell>
          <table:table-cell office:value-type="float" office:value="0.81787299999999996" table:style-name="ce3">
            <text:p>0.817873</text:p>
          </table:table-cell>
          <table:table-cell office:value-type="float" office:value="0.81787299999999996" table:style-name="ce3">
            <text:p>0.817873</text:p>
          </table:table-cell>
          <table:table-cell office:value-type="float" office:value="0.18212700000000001" table:style-name="ce3">
            <text:p>0.182127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59292199999999995" table:style-name="ce3">
            <text:p>0.592922</text:p>
          </table:table-cell>
          <table:table-cell office:value-type="float" office:value="0.507243" table:style-name="ce3">
            <text:p>0.507243</text:p>
          </table:table-cell>
          <table:table-cell office:value-type="float" office:value="0.81787299999999996" table:style-name="ce3">
            <text:p>0.817873</text:p>
          </table:table-cell>
          <table:table-cell office:value-type="float" office:value="0.81787299999999996" table:style-name="ce3">
            <text:p>0.817873</text:p>
          </table:table-cell>
          <table:table-cell office:value-type="float" office:value="0.81787299999999996" table:style-name="ce3">
            <text:p>0.817873</text:p>
          </table:table-cell>
          <table:table-cell office:value-type="float" office:value="0.81787299999999996" table:style-name="ce3">
            <text:p>0.817873</text:p>
          </table:table-cell>
          <table:table-cell office:value-type="float" office:value="0.18212700000000001" table:style-name="ce3">
            <text:p>0.182127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.56064400000000003" table:style-name="ce3">
            <text:p>0.560644</text:p>
          </table:table-cell>
          <table:table-cell office:value-type="float" office:value="0.48540699999999998" table:style-name="ce3">
            <text:p>0.485407</text:p>
          </table:table-cell>
          <table:table-cell office:value-type="float" office:value="0.82013599999999998" table:style-name="ce3">
            <text:p>0.820136</text:p>
          </table:table-cell>
          <table:table-cell office:value-type="float" office:value="0.82013599999999998" table:style-name="ce3">
            <text:p>0.820136</text:p>
          </table:table-cell>
          <table:table-cell office:value-type="float" office:value="0.82013599999999998" table:style-name="ce3">
            <text:p>0.820136</text:p>
          </table:table-cell>
          <table:table-cell office:value-type="float" office:value="0.82013599999999998" table:style-name="ce3">
            <text:p>0.820136</text:p>
          </table:table-cell>
          <table:table-cell office:value-type="float" office:value="0.179864" table:style-name="ce3">
            <text:p>0.179864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.48765999999999998" table:style-name="ce3">
            <text:p>0.48766</text:p>
          </table:table-cell>
          <table:table-cell office:value-type="float" office:value="0.47320800000000002" table:style-name="ce3">
            <text:p>0.473208</text:p>
          </table:table-cell>
          <table:table-cell office:value-type="float" office:value="0.82692299999999996" table:style-name="ce3">
            <text:p>0.826923</text:p>
          </table:table-cell>
          <table:table-cell office:value-type="float" office:value="0.82692299999999996" table:style-name="ce3">
            <text:p>0.826923</text:p>
          </table:table-cell>
          <table:table-cell office:value-type="float" office:value="0.82692299999999996" table:style-name="ce3">
            <text:p>0.826923</text:p>
          </table:table-cell>
          <table:table-cell office:value-type="float" office:value="0.82692299999999996" table:style-name="ce3">
            <text:p>0.826923</text:p>
          </table:table-cell>
          <table:table-cell office:value-type="float" office:value="0.17307700000000001" table:style-name="ce3">
            <text:p>0.173077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.449492" table:style-name="ce3">
            <text:p>0.449492</text:p>
          </table:table-cell>
          <table:table-cell office:value-type="float" office:value="0.48969200000000002" table:style-name="ce3">
            <text:p>0.489692</text:p>
          </table:table-cell>
          <table:table-cell office:value-type="float" office:value="0.80995499999999998" table:style-name="ce3">
            <text:p>0.809955</text:p>
          </table:table-cell>
          <table:table-cell office:value-type="float" office:value="0.80995499999999998" table:style-name="ce3">
            <text:p>0.809955</text:p>
          </table:table-cell>
          <table:table-cell office:value-type="float" office:value="0.80995499999999998" table:style-name="ce3">
            <text:p>0.809955</text:p>
          </table:table-cell>
          <table:table-cell office:value-type="float" office:value="0.80995499999999998" table:style-name="ce3">
            <text:p>0.809955</text:p>
          </table:table-cell>
          <table:table-cell office:value-type="float" office:value="0.19004499999999999" table:style-name="ce3">
            <text:p>0.190045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.43489" table:style-name="ce3">
            <text:p>0.43489</text:p>
          </table:table-cell>
          <table:table-cell office:value-type="float" office:value="0.45698800000000001" table:style-name="ce3">
            <text:p>0.456988</text:p>
          </table:table-cell>
          <table:table-cell office:value-type="float" office:value="0.83031699999999997" table:style-name="ce3">
            <text:p>0.830317</text:p>
          </table:table-cell>
          <table:table-cell office:value-type="float" office:value="0.83031699999999997" table:style-name="ce3">
            <text:p>0.830317</text:p>
          </table:table-cell>
          <table:table-cell office:value-type="float" office:value="0.83031699999999997" table:style-name="ce3">
            <text:p>0.830317</text:p>
          </table:table-cell>
          <table:table-cell office:value-type="float" office:value="0.83031699999999997" table:style-name="ce3">
            <text:p>0.830317</text:p>
          </table:table-cell>
          <table:table-cell office:value-type="float" office:value="0.169683" table:style-name="ce3">
            <text:p>0.169683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.39407399999999998" table:style-name="ce3">
            <text:p>0.394074</text:p>
          </table:table-cell>
          <table:table-cell office:value-type="float" office:value="0.46017400000000003" table:style-name="ce3">
            <text:p>0.460174</text:p>
          </table:table-cell>
          <table:table-cell office:value-type="float" office:value="0.81900499999999998" table:style-name="ce3">
            <text:p>0.819005</text:p>
          </table:table-cell>
          <table:table-cell office:value-type="float" office:value="0.81900499999999998" table:style-name="ce3">
            <text:p>0.819005</text:p>
          </table:table-cell>
          <table:table-cell office:value-type="float" office:value="0.81900499999999998" table:style-name="ce3">
            <text:p>0.819005</text:p>
          </table:table-cell>
          <table:table-cell office:value-type="float" office:value="0.81900499999999998" table:style-name="ce3">
            <text:p>0.819005</text:p>
          </table:table-cell>
          <table:table-cell office:value-type="float" office:value="0.18099499999999999" table:style-name="ce3">
            <text:p>0.180995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.43505500000000003" table:style-name="ce3">
            <text:p>0.435055</text:p>
          </table:table-cell>
          <table:table-cell office:value-type="float" office:value="0.44158700000000001" table:style-name="ce3">
            <text:p>0.441587</text:p>
          </table:table-cell>
          <table:table-cell office:value-type="float" office:value="0.83597299999999997" table:style-name="ce3">
            <text:p>0.835973</text:p>
          </table:table-cell>
          <table:table-cell office:value-type="float" office:value="0.83597299999999997" table:style-name="ce3">
            <text:p>0.835973</text:p>
          </table:table-cell>
          <table:table-cell office:value-type="float" office:value="0.83597299999999997" table:style-name="ce3">
            <text:p>0.835973</text:p>
          </table:table-cell>
          <table:table-cell office:value-type="float" office:value="0.83597299999999997" table:style-name="ce3">
            <text:p>0.835973</text:p>
          </table:table-cell>
          <table:table-cell office:value-type="float" office:value="0.16402700000000001" table:style-name="ce3">
            <text:p>0.164027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.39621299999999998" table:style-name="ce3">
            <text:p>0.396213</text:p>
          </table:table-cell>
          <table:table-cell office:value-type="float" office:value="0.43790800000000002" table:style-name="ce3">
            <text:p>0.437908</text:p>
          </table:table-cell>
          <table:table-cell office:value-type="float" office:value="0.84389099999999995" table:style-name="ce3">
            <text:p>0.843891</text:p>
          </table:table-cell>
          <table:table-cell office:value-type="float" office:value="0.84389199999999998" table:style-name="ce3">
            <text:p>0.843892</text:p>
          </table:table-cell>
          <table:table-cell office:value-type="float" office:value="0.84389099999999995" table:style-name="ce3">
            <text:p>0.843891</text:p>
          </table:table-cell>
          <table:table-cell office:value-type="float" office:value="0.84389099999999995" table:style-name="ce3">
            <text:p>0.843891</text:p>
          </table:table-cell>
          <table:table-cell office:value-type="float" office:value="0.156109" table:style-name="ce3">
            <text:p>0.156109</text:p>
          </table:table-cell>
          <table:table-cell office:value-type="string" table:style-name="ce4">
            <text:p>02:0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30729in" svg:y="0.07292in" svg:width="6.92188in" svg:height="3.95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7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V - Melanocytic nevus</text:p>
          </table:table-cell>
          <table:table-cell office:value-type="float" office:value="6705" table:style-name="ce1">
            <text:p>6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L - Melanoma</text:p>
          </table:table-cell>
          <table:table-cell office:value-type="float" office:value="1113" table:style-name="ce1">
            <text:p>1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KL - Benign keratosis</text:p>
          </table:table-cell>
          <table:table-cell office:value-type="float" office:value="1099" table:style-name="ce1">
            <text:p>1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C - Basal cell carcinoma</text:p>
          </table:table-cell>
          <table:table-cell office:value-type="float" office:value="514" table:style-name="ce1">
            <text:p>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IEC - Actinic keratosis / Bowen’s disease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SC - Vascular lesion</text:p>
          </table:table-cell>
          <table:table-cell office:value-type="float" office:value="142" table:style-name="ce1">
            <text:p>1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F - Dermatofibroma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>
            <draw:frame draw:z-index="1" draw:id="id1" draw:style-name="a1" draw:name="Chart 1" svg:x="0.5in" svg:y="0.1875in" svg:width="8.88542in" svg:height="4.406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Luis Rivera-Wong</dc:creator>
    <meta:creation-date>2019-04-04T07:10:25Z</meta:creation-date>
    <dc:date>2019-04-04T11:49:15Z</dc:date>
    <meta:print-date>2019-04-04T11:34:27Z</meta:print-date>
    <meta:editing-cycles>1</meta:editing-cycles>
    <meta:editing-duration>PT26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85.0pt" svg:width="498.3750393700788pt" chart:style-name="Crt0">
        <chart:title chart:style-name="CT00">
          <text:p text:style-name="a0" text:class-names="" text:cond-style-name="">Training Loss vs. Validation Los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Epoch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oss</text:p>
            </chart:title>
            <chart:grid chart:class="major" chart:style-name="GMa1"/>
          </chart:axis>
          <chart:series chart:label-cell-address="Sheet1.$B$1" chart:values-cell-range-address="Sheet1.$B$2:.$B$17" chart:class="chart:scatter" chart:attached-axis="primary-y" chart:style-name="G0S0">
            <chart:domain table:cell-range-address="Sheet1.$A$2:.$A$17"/>
            <chart:data-point chart:repeated="16"/>
          </chart:series>
          <chart:series chart:label-cell-address="Sheet1.$C$1" chart:values-cell-range-address="Sheet1.$C$2:.$C$17" chart:class="chart:scatter" chart:attached-axis="primary-y" chart:style-name="G0S1">
            <chart:domain table:cell-range-address="Sheet1.$A$2:.$A$17"/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17.25pt" svg:width="639.75pt" chart:style-name="Crt0">
        <chart:title chart:style-name="CT00">
          <text:p text:style-name="a0" text:class-names="" text:cond-style-name="">Classification Count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Classification</text:p>
            </chart:title>
            <chart:categories table:cell-range-address="Sheet2.$A$2:.$A$8"/>
          </chart:axis>
          <chart:axis chart:dimension="y" chart:name="primary-y" chart:style-name="Axs1">
            <chart:title chart:style-name="AT01">
              <text:p text:style-name="a2" text:class-names="" text:cond-style-name="">Count</text:p>
            </chart:title>
            <chart:grid chart:class="major" chart:style-name="GMa1"/>
          </chart:axis>
          <chart:series chart:label-cell-address="Sheet2.$B$1" chart:values-cell-range-address="Sheet2.$B$2:.$B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